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 DATABASE IF EXISTS `bdd_abc_conception_ticket`;<text:line-break/>CREATE DATABASE IF NOT EXISTS `bdd_abc_conception_ticket` DEFAULT CHARACTER SET utf8 COLLATE utf8_general_ci;<text:line-break/>USE `bdd_abc_conception_ticket`;<text:line-break/><text:line-break/><text:line-break/>CREATE TABLE `enterprises` (<text:line-break/> <text:s/>`id` int(11) NOT NULL AUTO_INCREMENT,<text:line-break/> <text:s/>`clientNumber` int(10) NOT NULL UNIQUE,<text:line-break/> <text:s/>`name` varchar(150) NOT NULL,<text:line-break/> <text:s/>`siret` varchar(14) NOT NULL UNIQUE,<text:line-break/> <text:s/>`website` text NOT NULL,<text:line-break/> <text:s/>`address` text NOT NULL,<text:line-break/> <text:s/>CONSTRAINT pk_enterprise PRIMARY KEY (`id`)<text:line-break/>);<text:line-break/><text:line-break/><text:line-break/>CREATE TABLE `users` (<text:line-break/> <text:s/>`id` int(11) NOT NULL AUTO_INCREMENT,<text:line-break/> <text:s/>`lastname` varchar(100) NOT NULL,<text:line-break/> <text:s/>`firstname` varchar(100) NOT NULL,<text:line-break/> <text:s/>`id_enterprise` int(11) NOT NULL,<text:line-break/> <text:s/>`email` varchar(255) NOT NULL UNIQUE,<text:line-break/> <text:s/>`phone` varchar(20) NOT NULL,<text:line-break/> <text:s/>`password` varchar(255) NOT NULL,<text:line-break/> <text:s/>`secret` varchar(255) NOT NULL,<text:line-break/> <text:s/>`admin` int(1) NOT NULL DEFAULT 0 ,<text:line-break/> <text:s/>`blocked` int(1) NOT NULL,<text:line-break/> <text:s/>`dateCreated` datetime NOT NULL DEFAULT NOW(),<text:line-break/> <text:s/>CONSTRAINT pk_users PRIMARY KEY (`id`),<text:line-break/> <text:s/>CONSTRAINT `fk_users_enterprises` FOREIGN KEY (`id_enterprise`) REFERENCES `enterprises`(`id`)<text:line-break/>);<text:line-break/><text:line-break/>ALTER TABLE `users`<text:line-break/> <text:s text:c="3"/>ADD CONSTRAINT ck_admin CHECK (`admin` IN(0, 1));<text:line-break/><text:line-break/>CREATE TABLE `mails` (<text:line-break/> <text:s/>`id` int(11) NOT NULL AUTO_INCREMENT,<text:line-break/> <text:s/>`id_user` int(11) NOT NULL,<text:line-break/> <text:s/>`website_concerned` varchar(255) NOT NULL,<text:line-break/> <text:s/>`object` varchar(100) NOT NULL,<text:line-break/> <text:s/>`message` text NOT NULL,<text:line-break/> <text:s/>`speedcall` tinyint(1) NOT NULL,<text:line-break/> <text:s/>`callDate` varchar(10) DEFAULT NULL,<text:line-break/> <text:s/>`callHour` varchar(11) DEFAULT NULL,<text:line-break/> <text:s/>`sendDate` datetime NOT NULL DEFAULT NOW(),<text:line-break/> <text:s/>CONSTRAINT pk_mails PRIMARY KEY (`id`),<text:line-break/> <text:s/>CONSTRAINT `fk_mails_users` FOREIGN KEY (`id_user`) REFERENCES `users`(`id`) ON DELETE CASCADE ON UPDATE CASCADE<text:line-break/>);<text:line-break/><text:line-break/>CREATE TABLE `recovering` (<text:line-break/> `id` int(11) NOT NULL AUTO_INCREMENT,<text:line-break/> `id_user` int(11) NOT NULL UNIQUE,<text:line-break/> `code` varchar(6) NOT NULL,<text:line-break/> `sendDate` datetime NOT NULL DEFAULT NOW(),<text:line-break/> CONSTRAINT pk_mails PRIMARY KEY (`id`),<text:line-break/> CONSTRAINT `fk_recovering_users` FOREIGN KEY (`id_user`) REFERENCES `users`(`id`)<text:line-break/>);<text:line-break/><text:line-break/><text:line-break/>ALTER TABLE `mails`<text:line-break/> <text:s/>ADD CONSTRAINT ck_object CHECK (`object` IN('Modification du site', 'Facturation', 'Dysfonctionnement', <text:soft-page-break/>'Besoin d\'assistance', 'Autre'));<text:line-break/><text:line-break/>ALTER TABLE `mails`<text:line-break/> <text:s/>ADD CONSTRAINT ck_callhour CHECK (`callHour` IN('14h-14h30', '14h30-15h', '15h-15h30', '15h30-16h', '16h-16h30', '16h30-17h') OR `callHOUR` = NULL);<text:line-break/><text:line-break/><text:line-break/><text:line-break/><text:line-break/>INSERT INTO `enterprises`(`clientNumber`, `name`, `siret`, `website`, `address`) VALUES ('202120','MonEntreprise','12345678912345','www.test.fr','06600 ANTIBES');<text:line-break/>INSERT INTO `enterprises`(`clientNumber`, `name`, `siret`, `website`, `address`) VALUES ('202121','MonEntreprise1','12345678912350','www.test1.fr; www.stop.com','06600 ANTIBES');<text:line-break/><text:line-break/>INSERT INTO `users`(`lastname`, `firstname`, `id_enterprise`, `email`, `phone`, `password`, `secret`, `admin`, `blocked`, `dateCreated`)<text:line-break/> <text:s/>VALUES ('ROOT','Root', 1,'root@root.com','060102030405','f2d81a260dea8a100dd517984e53c56a7523d96942a834b9cdc249bd4e8c7aa9','d74a263cc481e8c1a43ecb9365ed43a433d48b621636023629', 1, 0, NOW());<text:line-break/>INSERT INTO `users`(`lastname`, `firstname`, `id_enterprise`, `email`, `phone`, `password`, `secret`, `admin`, `blocked`, `dateCreated`)<text:line-break/> <text:s/>VALUES ('ROOT1','Root1', 2,'root1@root.com','060102030405','f2d81a260dea8a100dd517984e53c56a7523d96942a834b9cdc249bd4e8c7aa9','d74a263cc481e8c1a43ecb9365ed43a433d48b621636023629', 0, 0, NOW());<text:line-break/><text:line-break/>INSERT INTO `mails`(`id_user`, `website_concerned`, `object`, `message`, `speedcall`, `sendDate`) VALUES (1, 'www.test.fr', 'Facturation', 'Test message', 0, NOW());<text:line-break/>INSERT INTO `mails`(`id_user`, `website_concerned`, `object`, `message`, `speedcall`, `sendDate`) VALUES (2, 'www.test1.fr', 'Autre', 'Test message', 0, NOW());<text:line-break/>INSERT INTO `mails`(`id_user`, `website_concerned`, `object`, `message`, `speedcall`, `callDate`, `callHour`, `sendDate`) VALUES (2, 'www.test1.fr', 'Modification du site', 'Test message', 1, '2021-11-24', '15h30-16h' , <text:s/>NOW());<text:line-break/>INSERT INTO `mails`(`id_user`, `website_concerned`, `object`, `message`, `speedcall`, `callDate`, `callHour`, `sendDate`) VALUES (2, 'www.stop.com', 'Facturation', 'Test message', 1, '2021-11-24', '15h30-16h' , <text:s/>NOW());<text:line-break/><text:line-break/><text:line-break/>/* Tâche BDD pour supprimer les recovery de plus de 24h (toutes les heures) */<text:line-break/>DROP EVENT IF EXISTS `remove_recovering`;<text:line-break/>CREATE DEFINER=`root`@`localhost` EVENT `remove_recovering` ON SCHEDULE EVERY 1 HOUR STARTS '2021-11-17 09:54:24' ON COMPLETION NOT PRESERVE ENABLE DO DELETE FROM `recovering` WHERE id IN (SELECT id FROM `recovering` WHERE sendDate &lt; DATE_SUB(NOW(), INTERVAL 1 day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yann VINCENT</meta:initial-creator>
    <meta:creation-date>2022-01-07T13:58:28.56</meta:creation-date>
    <meta:document-statistic meta:table-count="0" meta:image-count="0" meta:object-count="0" meta:page-count="2" meta:paragraph-count="1" meta:word-count="455" meta:character-count="4468"/>
    <dc:date>2022-01-07T13:59:07</dc:date>
    <dc:creator>Brayann VINCENT</dc:creator>
    <meta:editing-duration>PT38S</meta:editing-duration>
    <meta:editing-cycles>1</meta:editing-cycles>
    <meta:generator>OpenOffice/4.1.7$Win32 OpenOffice.org_project/417m1$Build-9800</meta:generator>
  </office:meta>
</office:document-meta>
</file>